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4-08-19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4-06-2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4-05-17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4-03-0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4-01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3-10-2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3-08-24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3-06-0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3-04-25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3-02-22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3-01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2-11-01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2-10-3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2-08-2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2-06-21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2-05-0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2-02-23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1-12-1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1-10-2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1-08-11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1-06-24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1-04-1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1-02-2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0-12-1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0-10-21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0-09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0-07-07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0-06-05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0-05-08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20-02-1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9-12-18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9-10-17 1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9-08-15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9-06-25 1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9-05-2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9-04-25 1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8-11-2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8-10-19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8-08-2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8-07-10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8-06-28 1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8-05-02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8-02-27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7-12-19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7-10-1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7-08-02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7-06-20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7-04-26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7-02-22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7-01-05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6-12-1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6-10-2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6-08-05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6-06-03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6-04-07 1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5-12-10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5-10-16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5-08-19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5-07-02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5-05-07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5-03-13 1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4-11-06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4-09-10 1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4-08-2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4-08-0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4-06-17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4-04-25 1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4-02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3-12-13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3-10-31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3-07-1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3-05-15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3-04-09 1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3-01-2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2-12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2-10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2-08-0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2-05-31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2-04-12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2-02-02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1-12-0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1-10-06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1-08-0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1-05-3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1-04-21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1-02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0-12-15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0-10-1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0-08-17 1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0-07-15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0-06-0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10-04-1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9-12-11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9-10-30 1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9-08-11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9-06-0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9-04-20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9-02-1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8-12-1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8-10-1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8-08-28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8-06-05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8-04-10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8-02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12-1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10-3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10-2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09-0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07-03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06-29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05-1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05-0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04-1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7-03-08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6-12-2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6-11-2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6-09-2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6-07-3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6-05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6-03-0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6-01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5-10-2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200078532001</text:p>
          </table:table-cell>
          <table:table-cell office:value-type="string" calcext:value-type="string">
            <text:p>2005-09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51" meta:object-count="0"/>
    <meta:user-defined meta:name="AppVersion">3.0</meta:user-defined>
  </office:meta>
</office:document-meta>
</file>